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999999" officeooo:rsid="0009948d" officeooo:paragraph-rsid="0007f445"/>
    </style:style>
    <style:style style:name="P2" style:family="paragraph" style:parent-style-name="Standard">
      <style:text-properties officeooo:rsid="00066bff" officeooo:paragraph-rsid="00066bff"/>
    </style:style>
    <style:style style:name="P3" style:family="paragraph" style:parent-style-name="Standard">
      <style:text-properties officeooo:rsid="00066bff" officeooo:paragraph-rsid="0007f445"/>
    </style:style>
    <style:style style:name="P4" style:family="paragraph" style:parent-style-name="Standard">
      <style:text-properties officeooo:rsid="0007f445" officeooo:paragraph-rsid="0007f445"/>
    </style:style>
    <style:style style:name="P5" style:family="paragraph" style:parent-style-name="Footer">
      <style:paragraph-properties fo:text-align="end" style:justify-single-word="false"/>
      <style:text-properties fo:color="#808080" officeooo:rsid="000c6b3b" officeooo:paragraph-rsid="0007f445"/>
    </style:style>
    <style:style style:name="P6" style:family="paragraph" style:parent-style-name="Standard">
      <style:text-properties fo:font-style="italic" fo:font-weight="bold" officeooo:rsid="0007f445" officeooo:paragraph-rsid="0007f445" style:font-style-asian="italic" style:font-weight-asian="bold" style:font-style-complex="italic" style:font-weight-complex="bold"/>
    </style:style>
    <style:style style:name="T1" style:family="text">
      <style:text-properties officeooo:rsid="0007f445"/>
    </style:style>
    <style:style style:name="T2" style:family="text">
      <style:text-properties officeooo:rsid="0009ca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bout the data</text:p>
      <text:p text:style-name="P3"/>
      <text:p text:style-name="P3"><text:span text:style-name="T1">T</text:span>he data set<text:span text:style-name="T2">s</text:span> you have explored during the Group Test represents orders extracted from an e-commerce plateform. <text:span text:style-name="T2">You can consider that c</text:span>ritical values have been anonymized for privacy concerns.</text:p>
      <text:p text:style-name="P2"/>
      <text:p text:style-name="P2"/>
      <text:p text:style-name="P2">1. <text:span text:style-name="T1">Format an excel sheet that displays</text:span> the content of a basket in an elegant way (you can use <text:span text:style-name="T1">a </text:span>scroll menu) :</text:p>
      <text:p text:style-name="P2">- Client</text:p>
      <text:p text:style-name="P2">- Products (unit price and number of units)</text:p>
      <text:p text:style-name="P2">- Paiement method</text:p>
      <text:p text:style-name="P2">- Order date</text:p>
      <text:p text:style-name="P2"/>
      <text:p text:style-name="P2">2. Build excel formulas <text:span text:style-name="T2">to</text:span> <text:span text:style-name="T1">find out</text:span> the biggest spender among the clients</text:p>
      <text:p text:style-name="P2"/>
      <text:p text:style-name="P2"/>
      <text:p text:style-name="P2">3. <text:s/><text:span text:style-name="T1">Make a pivot table to display the most used paiement method per country</text:span></text:p>
      <text:p text:style-name="P2"/>
      <text:p text:style-name="P2"/>
      <text:p text:style-name="P4">4. Make a pivot table to display the most demanded products per country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999999" officeooo:rsid="0009948d" officeooo:paragraph-rsid="0007f445"/>
    </style:style>
    <style:style style:name="MP2" style:family="paragraph" style:parent-style-name="Footer">
      <style:paragraph-properties fo:text-align="end" style:justify-single-word="false"/>
      <style:text-properties fo:color="#808080" officeooo:rsid="000c6b3b" officeooo:paragraph-rsid="0007f445"/>
    </style:style>
    <style:style style:name="MT1" style:family="text">
      <style:text-properties officeooo:rsid="0007f4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usiness Analyst Toolbeit – <text:span text:style-name="MT1">Individual Assignment 1</text:span></text:p>
      </style:header>
      <style:footer>
        <text:p text:style-name="MP2">31/01/2019, 8.30 – 11.4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2:33:01.452661478</meta:creation-date>
    <dc:date>2019-01-31T03:02:35.598866739</dc:date>
    <meta:editing-duration>PT9M2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20" meta:character-count="690" meta:non-whitespace-character-count="579"/>
  </office:meta>
</office:document-meta>
</file>